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 for Research Competition</text:p>
      <text:p text:style-name="Standard"/>
      <text:p text:style-name="P1"><text:tab/>Predictive analytic techniques are questioned within the social sciences, as they seek to make predictions without considering the variables' theoretical relevance. This article explores a different conception of predictive analytics, using it to verify or refute developed theories, and applies a new predictive analytic technique to public opinion on police shootings. The technique, known as the Best Subset in Validation algorithm (or BeSiVa), creates a model from data by finding the most capable predictors. BeSiVa divides the data at random into two sets of observations: a training set to make predictive models, and a test set to determine how well the models predict the dependent variable. The algorithm regresses each independent variable in the data against the dependent variable, estimating these models using the training data. BeSiVa then determines how well each model predicts the dependent variable in the test data, and the model that best predicts the dependent variable is saved. The algorithm adds each remaining independent variable to this model, determining which added variable leads to the greatest improvement in the model's predictions. This process is repeated for as many iterations as desired. Should such a predictive approach choose theoretically supported variables as the most appropriate predictors of a given dependent variable, then the analytics provide additional support for the theory. If BeSiVa chooses other predictors, however, its findings cast doubt on the theory's veracity. Predictive analytic techniques enable a new consideration of theoretical arguments, and enable their refutation or validation without the problems of currently employed statistical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1-29T13:03:46</meta:creation-date>
    <dc:date>2016-02-01T11:44:03</dc:date>
    <dc:creator>Benjamin Rogers</dc:creator>
    <meta:editing-duration>PT17H34M45S</meta:editing-duration>
    <meta:editing-cycles>177</meta:editing-cycles>
    <meta:generator>OpenOffice/4.1.2$Unix OpenOffice.org_project/412m3$Build-9782</meta:generator>
    <meta:document-statistic meta:table-count="0" meta:image-count="0" meta:object-count="0" meta:page-count="1" meta:paragraph-count="2" meta:word-count="255" meta:character-count="1747"/>
  </office:meta>
</office:document-meta>
</file>